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24-11-2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24-02-16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22-12-02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21-12-02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20-11-18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19-11-1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17-11-1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16-11-1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1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1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1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1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0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0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0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0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200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199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199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199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199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199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199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198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198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198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198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197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2708</text:p>
          </table:table-cell>
          <table:table-cell office:value-type="string" calcext:value-type="string">
            <text:p>197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